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86f86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 style:list-style-name="L6">
      <style:text-properties fo:color="#000000" loext:opacity="100%" style:font-name="Arial" fo:font-size="10pt" fo:language="es" fo:country="ES" fo:font-weight="normal" officeooo:rsid="01adedf6" officeooo:paragraph-rsid="01adedf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dedf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e5ef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es" fo:country="ES" fo:font-weight="normal" officeooo:rsid="01ae23b1" officeooo:paragraph-rsid="01ae5ef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 style:list-style-name="L6">
      <style:text-properties fo:color="#000000" loext:opacity="100%" style:font-name="Arial" fo:font-size="10pt" fo:language="es" fo:country="ES" fo:font-weight="normal" officeooo:rsid="01ae5ef9" officeooo:paragraph-rsid="01ae5ef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b1c4e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b2840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 style:list-style-name="L6">
      <style:text-properties fo:color="#000000" loext:opacity="100%" style:font-name="Arial" fo:font-size="10pt" fo:language="es" fo:country="ES" fo:font-weight="normal" officeooo:rsid="01b1c4e2" officeooo:paragraph-rsid="01b1c4e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bold" officeooo:rsid="01adedf6" officeooo:paragraph-rsid="01adedf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officeooo:paragraph-rsid="0194bc17"/>
    </style:style>
    <style:style style:name="P20" style:family="paragraph" style:parent-style-name="Standard" style:list-style-name="L6">
      <style:text-properties fo:color="#0000ff" loext:opacity="100%" style:font-name="Arial" fo:font-size="10pt" fo:language="es" fo:country="ES" fo:font-weight="bold" officeooo:rsid="01adedf6" officeooo:paragraph-rsid="01adedf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officeooo:paragraph-rsid="01b1c4e2"/>
    </style:style>
    <style:style style:name="P22" style:family="paragraph" style:parent-style-name="Standard">
      <style:text-properties officeooo:rsid="01b1c4e2" officeooo:paragraph-rsid="01b1c4e2"/>
    </style:style>
    <style:style style:name="P23" style:family="paragraph" style:parent-style-name="Standard" style:list-style-name="L7">
      <style:text-properties officeooo:rsid="01b1c4e2" officeooo:paragraph-rsid="01b1c4e2"/>
    </style:style>
    <style:style style:name="P24" style:family="paragraph" style:parent-style-name="Standard" style:list-style-name="L7">
      <style:text-properties officeooo:rsid="01b1c4e2" officeooo:paragraph-rsid="01b28406"/>
    </style:style>
    <style:style style:name="P25" style:family="paragraph" style:parent-style-name="Standard">
      <style:text-properties officeooo:rsid="01b1c4e2" officeooo:paragraph-rsid="0194bc17"/>
    </style:style>
    <style:style style:name="P26" style:family="paragraph" style:parent-style-name="Standard">
      <style:text-properties officeooo:rsid="01b1c4e2" officeooo:paragraph-rsid="01b28406"/>
    </style:style>
    <style:style style:name="P27" style:family="paragraph" style:parent-style-name="Standard" style:list-style-name="L7">
      <style:text-properties officeooo:paragraph-rsid="01b1c4e2"/>
    </style:style>
    <style:style style:name="P28" style:family="paragraph" style:parent-style-name="Standard" style:list-style-name="L7">
      <style:text-properties officeooo:paragraph-rsid="01b28406"/>
    </style:style>
    <style:style style:name="P29" style:family="paragraph" style:parent-style-name="Standard">
      <style:text-properties officeooo:rsid="01b28406" officeooo:paragraph-rsid="01b28406"/>
    </style:style>
    <style:style style:name="P30" style:family="paragraph" style:parent-style-name="Standard">
      <style:text-properties officeooo:paragraph-rsid="01b28406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a270e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adedf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0pt" officeooo:rsid="01a270e4" style:font-size-asian="10pt" style:font-size-complex="10pt"/>
    </style:style>
    <style:style style:name="T17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8" style:family="text">
      <style:text-properties fo:color="#000000" loext:opacity="100%" style:font-name="Arial" fo:font-size="10pt" fo:language="es" fo:country="ES" fo:font-weight="normal" officeooo:rsid="01930ac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fo:color="#000000" loext:opacity="100%" style:font-name="Arial" fo:font-size="10pt" fo:language="es" fo:country="ES" fo:font-weight="normal" officeooo:rsid="0181bdb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" style:family="text">
      <style:text-properties fo:color="#000000" loext:opacity="100%" style:font-name="Arial" fo:font-size="10pt" fo:language="es" fo:country="ES" fo:font-weight="normal" officeooo:rsid="01adedf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1" style:family="text">
      <style:text-properties fo:color="#000000" loext:opacity="100%" style:font-name="Arial" fo:font-size="10pt" fo:language="es" fo:country="ES" fo:font-weight="normal" officeooo:rsid="01b0026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fo:color="#000000" loext:opacity="100%" style:font-name="Arial" fo:font-size="10pt" fo:language="es" fo:country="ES" fo:font-weight="normal" officeooo:rsid="01b1c4e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3" style:family="text">
      <style:text-properties fo:color="#000000" loext:opacity="100%" style:font-name="Arial" fo:font-size="10pt" fo:language="es" fo:country="ES" fo:font-weight="normal" officeooo:rsid="01b2840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4" style:family="text">
      <style:text-properties fo:color="#000000" loext:opacity="100%" style:font-name="Arial" fo:font-size="10pt" fo:language="es" fo:country="ES" fo:font-weight="normal" officeooo:rsid="01b353c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color="#000000" loext:opacity="100%" style:font-name="Courier New" fo:font-size="10pt" fo:language="es" fo:country="ES" fo:font-weight="normal" officeooo:rsid="01b353c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6" style:family="text">
      <style:text-properties officeooo:rsid="01930ac7"/>
    </style:style>
    <style:style style:name="T27" style:family="text">
      <style:text-properties fo:color="#0000ff" loext:opacity="100%" fo:font-weight="bold" style:font-weight-asian="bold" style:font-weight-complex="bold"/>
    </style:style>
    <style:style style:name="T28" style:family="text">
      <style:text-properties fo:color="#0000ff" loext:opacity="100%" fo:font-weight="bold" officeooo:rsid="01adedf6" style:font-weight-asian="bold" style:font-weight-complex="bold"/>
    </style:style>
    <style:style style:name="T29" style:family="text">
      <style:text-properties fo:color="#0000ff" loext:opacity="100%" style:font-name="Courier New" fo:font-weight="bold" style:font-weight-asian="bold" style:font-weight-complex="bold"/>
    </style:style>
    <style:style style:name="T30" style:family="text">
      <style:text-properties officeooo:rsid="01adedf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1ae23b1" style:font-weight-asian="bold" style:font-weight-complex="bold"/>
    </style:style>
    <style:style style:name="T33" style:family="text">
      <style:text-properties style:use-window-font-color="true" loext:opacity="0%" style:font-name="Courier New" fo:font-weight="bold" officeooo:rsid="01adedf6" style:font-weight-asian="bold" style:font-weight-complex="bold"/>
    </style:style>
    <style:style style:name="T34" style:family="text">
      <style:text-properties style:use-window-font-color="true" loext:opacity="0%" style:font-name="Courier New" fo:font-size="10pt" fo:language="es" fo:country="ES" fo:font-weight="normal" officeooo:rsid="01b353c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5" style:family="text">
      <style:text-properties style:use-window-font-color="true" loext:opacity="0%" style:font-name="Courier New" fo:font-size="10pt" fo:language="es" fo:country="ES" fo:font-weight="bold" officeooo:rsid="01b353c6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officeooo:rsid="01ae23b1"/>
    </style:style>
    <style:style style:name="T37" style:family="text">
      <style:text-properties fo:color="#996600" loext:opacity="100%" style:font-name="Courier New" fo:font-weight="bold" style:font-weight-asian="bold" style:font-weight-complex="bold"/>
    </style:style>
    <style:style style:name="T38" style:family="text">
      <style:text-properties fo:color="#996600" loext:opacity="100%" style:font-name="Courier New" fo:font-weight="bold" officeooo:rsid="01adedf6" style:font-weight-asian="bold" style:font-weight-complex="bold"/>
    </style:style>
    <style:style style:name="T39" style:family="text">
      <style:text-properties fo:color="#996600" loext:opacity="100%" style:font-name="Courier New" fo:font-size="10pt" fo:language="es" fo:country="ES" fo:font-weight="bold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fo:color="#996600" loext:opacity="100%" style:font-name="Courier New" fo:font-size="10pt" fo:language="es" fo:country="ES" fo:font-weight="bold" officeooo:rsid="01adedf6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fo:color="#996600" loext:opacity="100%" style:font-name="Courier New" fo:font-size="10pt" fo:language="es" fo:country="ES" fo:font-weight="bold" officeooo:rsid="01b353c6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officeooo:rsid="01ae5ef9"/>
    </style:style>
    <style:style style:name="T43" style:family="text">
      <style:text-properties officeooo:rsid="01b1c4e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/></text:p>
      <text:p text:style-name="P9">Nota: es todos estos ejercicios la interfaz debe ser lo más sencilla posible, en el sentido de que lo que importa es que el <text:span text:style-name="T15">script</text:span> introduzca las entradas indicadas y las salidas, pero sin preocuparse de detalles de presentación.</text:p>
      <text:p text:style-name="P8"/>
      <text:p text:style-name="P18">Jerarquía de clases y polimorfismo</text:p>
      <text:p text:style-name="P12"><text:span text:style-name="T26">1</text:span>. <text:span text:style-name="T42">CASO DE ESTUDIO.</text:span></text:p>
      <text:p text:style-name="P12"/>
      <text:p text:style-name="P12"><text:span text:style-name="T30">Este ejercicio tiene como objetivo profundizar en la relación entre:</text:span></text:p>
      <text:list xml:id="list370850883" text:style-name="L6">
        <text:list-item>
          <text:p text:style-name="P10"><text:span text:style-name="T27">jerarquía de clases</text:span><text:span text:style-name="T43">,</text:span> <text:span text:style-name="T27">sobreescritura de métodos</text:span> (method overriding)</text:p>
        </text:list-item>
        <text:list-item>
          <text:p text:style-name="P17">inicialización de objetos usando el <text:span text:style-name="T27">super </text:span>(para inicializar correctamente el objeto, teniendo en cuenta que hereda de otro(s) que necesitan ser inicializados)</text:p>
        </text:list-item>
        <text:list-item>
          <text:p text:style-name="P20">polimorfismo</text:p>
        </text:list-item>
        <text:list-item>
          <text:p text:style-name="P10"><text:span text:style-name="T27">encapsulación</text:span> (ocultación)</text:p>
        </text:list-item>
        <text:list-item>
          <text:p text:style-name="P14">datos <text:span text:style-name="T29">static</text:span> y ejemplo de su uso para contar instancias creadas de una clase</text:p>
          <text:p text:style-name="P10"/>
        </text:list-item>
      </text:list>
      <text:p text:style-name="P11"><text:span text:style-name="T32">Paso 1</text:span><text:span text:style-name="T36">: e</text:span><text:span text:style-name="T30">studia detenidamente la </text:span><text:span text:style-name="T28">jerarquía de clases</text:span><text:span text:style-name="T30"> que aparece en el </text:span><text:span text:style-name="T33">DWEC-Core-JS-Boletin-11\E1 </text:span><text:span text:style-name="T30">(en ejemplos de código), en el fichero </text:span><text:span text:style-name="T38">clases.js</text:span><text:span text:style-name="T36">.</text:span></text:p>
      <text:p text:style-name="P11"/>
      <text:p text:style-name="P13"><text:span text:style-name="T31">Paso 2</text:span>: ejecuta en modo depuración el código de <text:span text:style-name="T37">script.js</text:span> (que hace uso de las clases de <text:span text:style-name="T38">clases.js</text:span>) <text:span text:style-name="T42">tratando de entender qué hace cada elemento del código.</text:span> </text:p>
      <text:p text:style-name="P11"/>
      <text:p text:style-name="P6"/>
      <text:p text:style-name="P7"/>
      <text:p text:style-name="P19"><text:span text:style-name="T18">2</text:span><text:span text:style-name="T19">. </text:span><text:span text:style-name="T20">Crea un fichero </text:span><text:span text:style-name="T41">clases.js</text:span><text:span text:style-name="T24"> </text:span><text:span text:style-name="T20">JavaScript que sea una plantilla resumen de los elementos que pueden aparecer dentro de una declaración de clase</text:span><text:span text:style-name="T21"> en JavaScript</text:span><text:span text:style-name="T24">, que te permita recordar fácilmente qué elementos PUEDEN aparecer en la declaración de una clase.</text:span></text:p>
      <text:p text:style-name="P19"><text:span text:style-name="T21"/></text:p>
      <text:p text:style-name="P19"><text:span text:style-name="T21"/></text:p>
      <text:p text:style-name="P15"/>
      <text:p text:style-name="P21"><text:span text:style-name="T22">3</text:span><text:span text:style-name="T19">. </text:span><text:span text:style-name="T22">Partiendo de las ideas del CASO DE ESTUDIO del ejercicio 1, c</text:span><text:span text:style-name="T20">rea </text:span><text:span text:style-name="T22">una aplicación en JavaScript que permita representar trabajadores de una empresa (por ejemplo, gerente/s, técnicos, comerciales, dependientes, limpieza, ..., lo que tu veas). </text:span></text:p>
      <text:p text:style-name="P21"><text:span text:style-name="T22"/></text:p>
      <text:p text:style-name="P21"><text:span text:style-name="T22">1) Crea un fichero </text:span><text:span text:style-name="T40">clases.js</text:span><text:span text:style-name="T22"> con una jerarquía de clases que:</text:span></text:p>
      <text:list xml:id="list144081381" text:style-name="L7">
        <text:list-item>
          <text:p text:style-name="P27"><text:span text:style-name="T22">modele los atributos principales de cada trabajador (nombre, apellidos, edad, sueldo, antiguedad en empresa, ... lo que veas)</text:span></text:p>
        </text:list-item>
        <text:list-item>
          <text:p text:style-name="P23"><text:span text:style-name="T17">métodos setter, getter para modificar los atributos (utiliza ocultación de datos para los atributos)</text:span></text:p>
        </text:list-item>
        <text:list-item>
          <text:p text:style-name="P23"><text:span text:style-name="T17">métodos accessor setter y getter</text:span></text:p>
        </text:list-item>
      </text:list>
      <text:p text:style-name="P22"><text:span text:style-name="T21"/></text:p>
      <text:p text:style-name="P22"><text:span text:style-name="T21">2</text:span><text:span text:style-name="T17">) En otro fichero </text:span><text:span text:style-name="T39">script.js</text:span><text:span text:style-name="T17"> crearás un array de elementos y los procesarás polimórficamente.</text:span></text:p>
      <text:p text:style-name="P19"><text:span text:style-name="T21"/></text:p>
      <text:p text:style-name="P26"><text:span text:style-name="T21">C</text:span><text:span text:style-name="T17">ONSEJO: empieza de menos a más; es decir, crea la jerarquía más sencilla de clases básicamente con un constructor y un método miembro, luego creas un </text:span><text:span text:style-name="T39">script.js</text:span><text:span text:style-name="T17"> que pruebe ese código y luego vas añadiendo gradualmente funcionalidad a tus clases </text:span><text:span text:style-name="T23">codificando nuevos métodos.</text:span></text:p>
      <text:p text:style-name="P26"><text:span text:style-name="T23"/></text:p>
      <text:p text:style-name="P29"><text:span text:style-name="T17">CONSEJO: </text:span><text:span text:style-name="T23">N</text:span><text:span text:style-name="T17">UNCA INTENTES HACER TODO DE GOLPE BIEN A LA PRIMERA: EMPIEZA CON UNA "MAQUETA" (ESQUELETO DE JERARQUÍA DE CLASES Y CÓDIGO DE PRUEBAS) Y VETE AÑADIENDO FUNCIONALIDAD, PROBANDO (DEPURANDO) CADA MEJORA.</text:span></text:p>
      <text:p text:style-name="P25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a270e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adedf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1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1</text:span><text:span text:style-name="MT14">1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0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H6S</meta:editing-duration>
    <meta:editing-cycles>350</meta:editing-cycles>
    <meta:generator>LibreOffice/7.2.2.2$Windows_X86_64 LibreOffice_project/02b2acce88a210515b4a5bb2e46cbfb63fe97d56</meta:generator>
    <dc:date>2023-02-05T19:58:05.128000000</dc:date>
    <meta:print-date>2020-01-09T12:56:09.293000000</meta:print-date>
    <meta:document-statistic meta:table-count="1" meta:image-count="2" meta:object-count="0" meta:page-count="1" meta:paragraph-count="26" meta:word-count="388" meta:character-count="2487" meta:non-whitespace-character-count="2123"/>
    <meta:user-defined meta:name="Info 1"/>
    <meta:user-defined meta:name="Info 2"/>
    <meta:user-defined meta:name="Info 3"/>
    <meta:user-defined meta:name="Info 4"/>
  </office:meta>
</office:document-meta>
</file>